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IPNHMB+TimesNewRoman" svg:font-family="IPNHMB+TimesNewRoman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justify" fo:margin-left="-0.0111in">
        <style:tab-stops>
          <style:tab-stop style:type="left" style:position="0in"/>
        </style:tab-stops>
      </style:paragraph-properties>
      <style:text-properties style:font-name-asian="IPNHMB+TimesNewRoman" style:font-name-complex="IPNHMB+TimesNewRoman" fo:font-weight="bold" style:font-weight-asian="bold" style:font-weight-complex="bold" fo:font-size="14pt" style:font-size-asian="14pt" style:font-size-complex="14pt"/>
    </style:style>
    <style:style style:name="P2" style:parent-style-name="Textbody" style:family="paragraph">
      <style:paragraph-properties fo:text-align="justify" fo:margin-left="-0.0111in">
        <style:tab-stops>
          <style:tab-stop style:type="left" style:position="0in"/>
        </style:tab-stops>
      </style:paragraph-properties>
      <style:text-properties style:font-name-asian="IPNHMB+TimesNewRoman" style:font-name-complex="IPNHMB+TimesNewRoman"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justify" fo:margin-left="-0.0111in">
        <style:tab-stops>
          <style:tab-stop style:type="left" style:position="0in"/>
        </style:tab-stops>
      </style:paragraph-properties>
      <style:text-properties style:font-name-asian="IPNHMB+TimesNewRoman" style:font-name-complex="IPNHMB+TimesNewRoman"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justify" fo:margin-left="-0.0111in">
        <style:tab-stops>
          <style:tab-stop style:type="left" style:position="0in"/>
        </style:tab-stops>
      </style:paragraph-properties>
      <style:text-properties style:font-name-asian="IPNHMB+TimesNewRoman" style:font-name-complex="IPNHMB+TimesNewRoman"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justify" fo:margin-left="-0.0111in">
        <style:tab-stops>
          <style:tab-stop style:type="left" style:position="0in"/>
        </style:tab-stops>
      </style:paragraph-properties>
      <style:text-properties style:font-name-asian="IPNHMB+TimesNewRoman" style:font-name-complex="IPNHMB+TimesNewRoman" fo:font-weight="bold" style:font-weight-asian="bold" style:font-weight-complex="bold" fo:font-size="14pt" style:font-size-asian="14pt" style:font-size-complex="14pt"/>
    </style:style>
    <style:style style:name="P6" style:parent-style-name="Textbody" style:family="paragraph">
      <style:paragraph-properties fo:text-align="justify" fo:margin-left="-0.0111in">
        <style:tab-stops>
          <style:tab-stop style:type="left" style:position="0in"/>
        </style:tab-stops>
      </style:paragraph-properties>
      <style:text-properties style:font-name-asian="IPNHMB+TimesNewRoman" style:font-name-complex="IPNHMB+TimesNewRoman" fo:font-weight="bold" style:font-weight-asian="bold" style:font-weight-complex="bold" fo:font-size="14pt" style:font-size-asian="14pt" style:font-size-complex="14pt"/>
    </style:style>
    <style:style style:name="P7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8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9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TableColumn11" style:family="table-column">
      <style:table-column-properties style:column-width="1.0131in" style:use-optimal-column-width="false"/>
    </style:style>
    <style:style style:name="TableColumn12" style:family="table-column">
      <style:table-column-properties style:column-width="1.2645in" style:use-optimal-column-width="false"/>
    </style:style>
    <style:style style:name="TableColumn13" style:family="table-column">
      <style:table-column-properties style:column-width="1.0277in" style:use-optimal-column-width="false"/>
    </style:style>
    <style:style style:name="TableColumn14" style:family="table-column">
      <style:table-column-properties style:column-width="0.8222in" style:use-optimal-column-width="false"/>
    </style:style>
    <style:style style:name="TableColumn15" style:family="table-column">
      <style:table-column-properties style:column-width="0.9236in" style:use-optimal-column-width="false"/>
    </style:style>
    <style:style style:name="TableColumn16" style:family="table-column">
      <style:table-column-properties style:column-width="0.6819in" style:use-optimal-column-width="false"/>
    </style:style>
    <style:style style:name="Table10" style:family="table">
      <style:table-properties style:width="5.7333in" fo:margin-left="0.2666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20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22" style:family="table-cell">
      <style:table-cell-properties fo:border-top="none" fo:border-left="0.0034in solid #000000" fo:border-bottom="0.0034in solid #000000" fo:border-right="0.0034in solid #000000" fo:background-color="#E6E6E6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P24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3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32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34" style:family="table-cell">
      <style:table-cell-properties fo:border-top="none" fo:border-left="0.0034in solid #000000" fo:border-bottom="0.0034in solid #000000" fo:border-right="none" fo:background-color="#FF0000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 fo:background-color="#FF0000"/>
      <style:text-properties style:font-name-asian="IPNHMB+TimesNewRoman" style:font-name-complex="IPNHMB+TimesNewRoman" fo:font-size="8pt" style:font-size-asian="8pt" style:font-size-complex="8pt"/>
    </style:style>
    <style:style style:name="TableCell36" style:family="table-cell">
      <style:table-cell-properties fo:border-top="none" fo:border-left="0.0034in solid #000000" fo:border-bottom="0.0034in solid #000000" fo:border-right="0.0034in solid #000000" fo:background-color="#E6E6E6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none" fo:background-color="#0000FF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-asian="IPNHMB+TimesNewRoman" style:font-name-complex="IPNHMB+TimesNewRoman" fo:color="#FF0000" fo:font-size="8pt" style:font-size-asian="8pt" style:font-size-complex="8pt"/>
    </style:style>
    <style:style style:name="TableCell54" style:family="table-cell">
      <style:table-cell-properties fo:border-top="none" fo:border-left="0.0034in solid #000000" fo:border-bottom="0.0034in solid #000000" fo:border-right="none" fo:background-color="#0000FF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-asian="IPNHMB+TimesNewRoman" style:font-name-complex="IPNHMB+TimesNewRoman" fo:color="#FF0000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 fo:background-color="#FFFF00"/>
    </style:style>
    <style:style style:name="TableCell58" style:family="table-cell">
      <style:table-cell-properties fo:border-top="none" fo:border-left="0.0034in solid #000000" fo:border-bottom="0.0034in solid #000000" fo:border-right="0.0034in solid #000000" fo:background-color="#FF0000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fo:background-color="#0000FF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-asian="IPNHMB+TimesNewRoman" style:font-name-complex="IPNHMB+TimesNewRoman" fo:color="#FF0000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fo:background-color="#0000FF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-asian="IPNHMB+TimesNewRoman" style:font-name-complex="IPNHMB+TimesNewRoman" fo:color="#FF0000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 fo:background-color="#FFFF00"/>
    </style:style>
    <style:style style:name="TableCell71" style:family="table-cell">
      <style:table-cell-properties fo:border-top="none" fo:border-left="0.0034in solid #000000" fo:border-bottom="0.0034in solid #000000" fo:border-right="0.0034in solid #000000" fo:background-color="#FFFF00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fo:background-color="#FF0000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0.0034in solid #000000" fo:background-color="#FFFF00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0.0034in solid #000000" fo:background-color="#FF0000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P99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07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fo:background-color="#0000FF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-asian="IPNHMB+TimesNewRoman" style:font-name-complex="IPNHMB+TimesNewRoman" fo:color="#FF0000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0.0034in solid #000000" fo:background-color="#FFFF00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fo:background-color="#0000FF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-asian="IPNHMB+TimesNewRoman" style:font-name-complex="IPNHMB+TimesNewRoman" fo:color="#FF0000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0.0034in solid #000000" fo:background-color="#FFFF00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131" style:family="table-cell">
      <style:table-cell-properties fo:border-top="none" fo:border-left="0.0034in solid #000000" fo:border-bottom="0.0034in solid #000000" fo:border-right="none" fo:background-color="#FF0000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fo:background-color="#FF0000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FF0000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P139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0.0034in solid #000000" fo:background-color="#00FF00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 fo:background-color="#FFFF0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fo:background-color="#FFFF00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fo:background-color="#0000FF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-asian="IPNHMB+TimesNewRoman" style:font-name-complex="IPNHMB+TimesNewRoman" fo:color="#FF0000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fo:background-color="#FF0000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fo:background-color="#00FF00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 fo:background-color="#FFFF00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0.0034in solid #000000" fo:background-color="#00FF00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0.0034in solid #000000" fo:background-color="#00FF00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0.0034in solid #000000" fo:background-color="#00FF00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fo:background-color="#E6E6E6" style:vertical-align="bottom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2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fo:background-color="#00FF00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0.0034in solid #000000" fo:background-color="#00FF00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-asian="IPNHMB+TimesNewRoman" style:font-name-complex="IPNHMB+TimesNewRoman" fo:font-size="8pt" style:font-size-asian="8pt" style:font-size-complex="8pt"/>
    </style:style>
    <style:style style:name="P218" style:parent-style-name="Standard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219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220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221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</style:style>
    <style:style style:name="T222" style:parent-style-name="Fonteparág.padrão" style:family="text">
      <style:text-properties style:font-name-asian="IPNHMB+TimesNewRoman" style:font-name-complex="IPNHMB+TimesNewRoman"/>
    </style:style>
    <style:style style:name="T223" style:parent-style-name="Fonteparág.padrão" style:family="text">
      <style:text-properties style:font-name-asian="IPNHMB+TimesNewRoman" style:font-name-complex="IPNHMB+TimesNewRoman"/>
    </style:style>
    <style:style style:name="T224" style:parent-style-name="Fonteparág.padrão" style:family="text">
      <style:text-properties style:font-name-asian="IPNHMB+TimesNewRoman" style:font-name-complex="IPNHMB+TimesNewRoman"/>
    </style:style>
    <style:style style:name="T225" style:parent-style-name="Fonteparág.padrão" style:family="text">
      <style:text-properties style:font-name-asian="IPNHMB+TimesNewRoman" style:font-name-complex="IPNHMB+TimesNewRoman" fo:background-color="#00FFFF"/>
    </style:style>
    <style:style style:name="T226" style:parent-style-name="Fonteparág.padrão" style:family="text">
      <style:text-properties style:font-name-asian="IPNHMB+TimesNewRoman" style:font-name-complex="IPNHMB+TimesNewRoman"/>
    </style:style>
    <style:style style:name="T227" style:parent-style-name="Fonteparág.padrão" style:family="text">
      <style:text-properties style:font-name-asian="IPNHMB+TimesNewRoman" style:font-name-complex="IPNHMB+TimesNewRoman"/>
    </style:style>
    <style:style style:name="T228" style:parent-style-name="Fonteparág.padrão" style:family="text">
      <style:text-properties style:font-name-asian="IPNHMB+TimesNewRoman" style:font-name-complex="IPNHMB+TimesNewRoman"/>
    </style:style>
    <style:style style:name="T229" style:parent-style-name="Fonteparág.padrão" style:family="text">
      <style:text-properties style:font-name-asian="IPNHMB+TimesNewRoman" style:font-name-complex="IPNHMB+TimesNewRoman"/>
    </style:style>
    <style:style style:name="P230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231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</style:style>
    <style:style style:name="T232" style:parent-style-name="Fonteparág.padrão" style:family="text">
      <style:text-properties style:font-name-asian="IPNHMB+TimesNewRoman" style:font-name-complex="IPNHMB+TimesNewRoman"/>
    </style:style>
    <style:style style:name="T233" style:parent-style-name="Fonteparág.padrão" style:family="text">
      <style:text-properties style:font-name-asian="IPNHMB+TimesNewRoman" style:font-name-complex="IPNHMB+TimesNewRoman"/>
    </style:style>
    <style:style style:name="T234" style:parent-style-name="Fonteparág.padrão" style:family="text">
      <style:text-properties style:font-name-asian="IPNHMB+TimesNewRoman" style:font-name-complex="IPNHMB+TimesNewRoman" fo:background-color="#FFFF00"/>
    </style:style>
    <style:style style:name="T235" style:parent-style-name="Fonteparág.padrão" style:family="text">
      <style:text-properties style:font-name-asian="IPNHMB+TimesNewRoman" style:font-name-complex="IPNHMB+TimesNewRoman"/>
    </style:style>
    <style:style style:name="T236" style:parent-style-name="Fonteparág.padrão" style:family="text">
      <style:text-properties style:font-name-asian="IPNHMB+TimesNewRoman" style:font-name-complex="IPNHMB+TimesNewRoman"/>
    </style:style>
    <style:style style:name="P237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238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239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240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241" style:parent-style-name="Textbody" style:family="paragraph">
      <style:paragraph-properties fo:text-align="justify">
        <style:tab-stops>
          <style:tab-stop style:type="left" style:position="0.7777in"/>
        </style:tab-stops>
      </style:paragraph-properties>
      <style:text-properties style:font-name-asian="IPNHMB+TimesNewRoman" style:font-name-complex="IPNHMB+TimesNewRoman"/>
    </style:style>
    <style:style style:name="P242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43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44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45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46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47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48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49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50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51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52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53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54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55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56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57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258" style:parent-style-name="Fonteparág.padrão" style:family="text">
      <style:text-properties style:font-name-asian="IPNHMB+TimesNewRoman" style:font-name-complex="IPNHMB+TimesNewRoman"/>
    </style:style>
    <style:style style:name="T259" style:parent-style-name="Fonteparág.padrão" style:family="text">
      <style:text-properties style:font-name-asian="IPNHMB+TimesNewRoman" style:font-name-complex="IPNHMB+TimesNewRoman"/>
    </style:style>
    <style:style style:name="T260" style:parent-style-name="Fonteparág.padrão" style:family="text">
      <style:text-properties style:font-name-asian="IPNHMB+TimesNewRoman" style:font-name-complex="IPNHMB+TimesNewRoman"/>
    </style:style>
    <style:style style:name="T261" style:parent-style-name="Fonteparág.padrão" style:family="text">
      <style:text-properties style:font-name-asian="IPNHMB+TimesNewRoman" style:font-name-complex="IPNHMB+TimesNewRoman" style:text-underline-type="single" style:text-underline-style="solid" style:text-underline-width="auto" style:text-underline-mode="continuous"/>
    </style:style>
    <style:style style:name="T262" style:parent-style-name="Fonteparág.padrão" style:family="text">
      <style:text-properties style:font-name-asian="IPNHMB+TimesNewRoman" style:font-name-complex="IPNHMB+TimesNewRoman"/>
    </style:style>
    <style:style style:name="T263" style:parent-style-name="Fonteparág.padrão" style:family="text">
      <style:text-properties style:font-name-asian="IPNHMB+TimesNewRoman" style:font-name-complex="IPNHMB+TimesNewRoman"/>
    </style:style>
    <style:style style:name="T264" style:parent-style-name="Fonteparág.padrão" style:family="text">
      <style:text-properties style:font-name-asian="IPNHMB+TimesNewRoman" style:font-name-complex="IPNHMB+TimesNewRoman" style:text-underline-type="single" style:text-underline-style="solid" style:text-underline-width="auto" style:text-underline-mode="continuous"/>
    </style:style>
    <style:style style:name="T265" style:parent-style-name="Fonteparág.padrão" style:family="text">
      <style:text-properties style:font-name-asian="IPNHMB+TimesNewRoman" style:font-name-complex="IPNHMB+TimesNewRoman"/>
    </style:style>
    <style:style style:name="T266" style:parent-style-name="Fonteparág.padrão" style:family="text">
      <style:text-properties style:font-name-asian="IPNHMB+TimesNewRoman" style:font-name-complex="IPNHMB+TimesNewRoman"/>
    </style:style>
    <style:style style:name="T267" style:parent-style-name="Fonteparág.padrão" style:family="text">
      <style:text-properties style:font-name-asian="IPNHMB+TimesNewRoman" style:font-name-complex="IPNHMB+TimesNewRoman" fo:font-style="italic" style:font-style-asian="italic" style:font-style-complex="italic"/>
    </style:style>
    <style:style style:name="T268" style:parent-style-name="Fonteparág.padrão" style:family="text">
      <style:text-properties style:font-name-asian="IPNHMB+TimesNewRoman" style:font-name-complex="IPNHMB+TimesNewRoman"/>
    </style:style>
    <style:style style:name="T269" style:parent-style-name="Fonteparág.padrão" style:family="text">
      <style:text-properties style:font-name-asian="IPNHMB+TimesNewRoman" style:font-name-complex="IPNHMB+TimesNewRoman" fo:font-style="italic" style:font-style-asian="italic" style:font-style-complex="italic"/>
    </style:style>
    <style:style style:name="T270" style:parent-style-name="Fonteparág.padrão" style:family="text">
      <style:text-properties style:font-name-asian="IPNHMB+TimesNewRoman" style:font-name-complex="IPNHMB+TimesNewRoman"/>
    </style:style>
    <style:style style:name="T271" style:parent-style-name="Fonteparág.padrão" style:family="text">
      <style:text-properties style:font-name-asian="IPNHMB+TimesNewRoman" style:font-name-complex="IPNHMB+TimesNewRoman" fo:font-style="italic" style:font-style-asian="italic" style:font-style-complex="italic"/>
    </style:style>
    <style:style style:name="T272" style:parent-style-name="Fonteparág.padrão" style:family="text">
      <style:text-properties style:font-name-asian="IPNHMB+TimesNewRoman" style:font-name-complex="IPNHMB+TimesNewRoman"/>
    </style:style>
    <style:style style:name="T273" style:parent-style-name="Fonteparág.padrão" style:family="text">
      <style:text-properties style:font-name-asian="IPNHMB+TimesNewRoman" style:font-name-complex="IPNHMB+TimesNewRoman"/>
    </style:style>
    <style:style style:name="P274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75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76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77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78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79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80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81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82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83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284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TableColumn286" style:family="table-column">
      <style:table-column-properties style:column-width="1.0444in" style:use-optimal-column-width="false"/>
    </style:style>
    <style:style style:name="TableColumn287" style:family="table-column">
      <style:table-column-properties style:column-width="0.6444in" style:use-optimal-column-width="false"/>
    </style:style>
    <style:style style:name="TableColumn288" style:family="table-column">
      <style:table-column-properties style:column-width="0.952in" style:use-optimal-column-width="false"/>
    </style:style>
    <style:style style:name="TableColumn289" style:family="table-column">
      <style:table-column-properties style:column-width="0.784in" style:use-optimal-column-width="false"/>
    </style:style>
    <style:style style:name="TableColumn290" style:family="table-column">
      <style:table-column-properties style:column-width="0.6625in" style:use-optimal-column-width="false"/>
    </style:style>
    <style:style style:name="TableColumn291" style:family="table-column">
      <style:table-column-properties style:column-width="0.7284in" style:use-optimal-column-width="false"/>
    </style:style>
    <style:style style:name="TableColumn292" style:family="table-column">
      <style:table-column-properties style:column-width="0.7in" style:use-optimal-column-width="false"/>
    </style:style>
    <style:style style:name="TableColumn293" style:family="table-column">
      <style:table-column-properties style:column-width="0.4673in" style:use-optimal-column-width="false"/>
    </style:style>
    <style:style style:name="Table285" style:family="table">
      <style:table-properties style:width="5.9833in" fo:margin-left="0.1777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297" style:family="table-cell">
      <style:table-cell-properties fo:border="0.0034in solid #000000" fo:background-color="#E6E6E6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P299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P307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-asian="IPNHMB+TimesNewRoman" style:font-name-complex="IPNHMB+TimesNewRoman" fo:font-size="8pt" style:font-size-asian="8pt" style:font-size-complex="8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4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5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P624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625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626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627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628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TableColumn630" style:family="table-column">
      <style:table-column-properties style:column-width="0.9111in" style:use-optimal-column-width="false"/>
    </style:style>
    <style:style style:name="TableColumn631" style:family="table-column">
      <style:table-column-properties style:column-width="0.7111in" style:use-optimal-column-width="false"/>
    </style:style>
    <style:style style:name="TableColumn632" style:family="table-column">
      <style:table-column-properties style:column-width="0.5666in" style:use-optimal-column-width="false"/>
    </style:style>
    <style:style style:name="TableColumn633" style:family="table-column">
      <style:table-column-properties style:column-width="0.6444in" style:use-optimal-column-width="false"/>
    </style:style>
    <style:style style:name="TableColumn634" style:family="table-column">
      <style:table-column-properties style:column-width="0.7888in" style:use-optimal-column-width="false"/>
    </style:style>
    <style:style style:name="TableColumn635" style:family="table-column">
      <style:table-column-properties style:column-width="0.7888in" style:use-optimal-column-width="false"/>
    </style:style>
    <style:style style:name="TableColumn636" style:family="table-column">
      <style:table-column-properties style:column-width="0.7888in" style:use-optimal-column-width="false"/>
    </style:style>
    <style:style style:name="TableColumn637" style:family="table-column">
      <style:table-column-properties style:column-width="0.5in" style:use-optimal-column-width="false"/>
    </style:style>
    <style:style style:name="Table629" style:family="table">
      <style:table-properties style:width="5.7in" fo:margin-left="0.3111in" table:align="lef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  <style:text-properties style:font-name-asian="IPNHMB+TimesNewRoman" style:font-name-complex="IPNHMB+TimesNewRoman" fo:background-color="#E6E6E6"/>
    </style:style>
    <style:style style:name="TableCell641" style:family="table-cell">
      <style:table-cell-properties fo:border="0.0034in solid #000000" fo:background-color="#E6E6E6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  <style:text-properties style:font-name-asian="IPNHMB+TimesNewRoman" style:font-name-complex="IPNHMB+TimesNewRoman" fo:background-color="#E6E6E6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6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6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6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696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6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6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7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7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747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7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7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7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7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7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8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P830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P831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asian="IPNHMB+TimesNewRoman" style:font-name-complex="IPNHMB+TimesNewRoman"/>
    </style:style>
    <style:style style:name="TableColumn833" style:family="table-column">
      <style:table-column-properties style:column-width="0.4131in" style:use-optimal-column-width="false"/>
    </style:style>
    <style:style style:name="TableColumn834" style:family="table-column">
      <style:table-column-properties style:column-width="0.8201in" style:use-optimal-column-width="false"/>
    </style:style>
    <style:style style:name="TableColumn835" style:family="table-column">
      <style:table-column-properties style:column-width="0.3555in" style:use-optimal-column-width="false"/>
    </style:style>
    <style:style style:name="TableColumn836" style:family="table-column">
      <style:table-column-properties style:column-width="1.0333in" style:use-optimal-column-width="false"/>
    </style:style>
    <style:style style:name="TableColumn837" style:family="table-column">
      <style:table-column-properties style:column-width="0.3888in" style:use-optimal-column-width="false"/>
    </style:style>
    <style:style style:name="TableColumn838" style:family="table-column">
      <style:table-column-properties style:column-width="1.1888in" style:use-optimal-column-width="false"/>
    </style:style>
    <style:style style:name="TableColumn839" style:family="table-column">
      <style:table-column-properties style:column-width="0.3888in" style:use-optimal-column-width="false"/>
    </style:style>
    <style:style style:name="TableColumn840" style:family="table-column">
      <style:table-column-properties style:column-width="1.1222in" style:use-optimal-column-width="false"/>
    </style:style>
    <style:style style:name="Table832" style:family="table">
      <style:table-properties style:width="5.7111in" fo:margin-left="0.3111in" table:align="lef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43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84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46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48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5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5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52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5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5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5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56" style:family="table-cell">
      <style:table-cell-properties fo:border-top="none" fo:border-left="0.0034in solid #000000" fo:border-bottom="0.0034in solid #000000" fo:border-right="0.0034in solid #000000" fo:background-color="#E6E6E6" fo:padding-top="0.0381in" fo:padding-left="0.0381in" fo:padding-bottom="0.0381in" fo:padding-right="0.0381in"/>
    </style:style>
    <style:style style:name="P85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8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63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6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6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7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77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8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8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8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88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8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8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9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89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8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0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0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05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9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1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18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22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9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3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35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39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4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9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48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52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5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56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62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9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65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69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73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9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82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8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86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8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9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9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996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9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999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0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03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0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0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0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13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10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16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2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2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2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2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30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10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33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3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3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3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4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4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47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10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5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5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3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54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55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7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58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59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1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64" style:parent-style-name="TableContents" style:family="paragraph">
      <style:paragraph-properties fo:text-align="center"/>
      <style:text-properties style:font-name-asian="IPNHMB+TimesNewRoman" style:font-name-complex="IPNHMB+TimesNewRoman"/>
    </style:style>
    <style:style style:name="TableCell10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6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0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7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72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4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75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076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ell10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78" style:parent-style-name="TableContents" style:family="paragraph">
      <style:paragraph-properties fo:text-align="justify"/>
      <style:text-properties style:font-name-asian="IPNHMB+TimesNewRoman" style:font-name-complex="IPNHMB+TimesNewRoman"/>
    </style:style>
    <style:style style:name="TableColumn1080" style:family="table-column">
      <style:table-column-properties style:column-width="0.3743in" style:use-optimal-column-width="false"/>
    </style:style>
    <style:style style:name="TableColumn1081" style:family="table-column">
      <style:table-column-properties style:column-width="0.375in" style:use-optimal-column-width="false"/>
    </style:style>
    <style:style style:name="TableColumn1082" style:family="table-column">
      <style:table-column-properties style:column-width="0.375in" style:use-optimal-column-width="false"/>
    </style:style>
    <style:style style:name="TableColumn1083" style:family="table-column">
      <style:table-column-properties style:column-width="0.375in" style:use-optimal-column-width="false"/>
    </style:style>
    <style:style style:name="TableColumn1084" style:family="table-column">
      <style:table-column-properties style:column-width="0.375in" style:use-optimal-column-width="false"/>
    </style:style>
    <style:style style:name="TableColumn1085" style:family="table-column">
      <style:table-column-properties style:column-width="0.375in" style:use-optimal-column-width="false"/>
    </style:style>
    <style:style style:name="TableColumn1086" style:family="table-column">
      <style:table-column-properties style:column-width="0.375in" style:use-optimal-column-width="false"/>
    </style:style>
    <style:style style:name="TableColumn1087" style:family="table-column">
      <style:table-column-properties style:column-width="0.375in" style:use-optimal-column-width="false"/>
    </style:style>
    <style:style style:name="TableColumn1088" style:family="table-column">
      <style:table-column-properties style:column-width="0.375in" style:use-optimal-column-width="false"/>
    </style:style>
    <style:style style:name="TableColumn1089" style:family="table-column">
      <style:table-column-properties style:column-width="0.375in" style:use-optimal-column-width="false"/>
    </style:style>
    <style:style style:name="TableColumn1090" style:family="table-column">
      <style:table-column-properties style:column-width="0.375in" style:use-optimal-column-width="false"/>
    </style:style>
    <style:style style:name="TableColumn1091" style:family="table-column">
      <style:table-column-properties style:column-width="0.375in" style:use-optimal-column-width="false"/>
    </style:style>
    <style:style style:name="TableColumn1092" style:family="table-column">
      <style:table-column-properties style:column-width="0.375in" style:use-optimal-column-width="false"/>
    </style:style>
    <style:style style:name="TableColumn1093" style:family="table-column">
      <style:table-column-properties style:column-width="0.4361in" style:use-optimal-column-width="false"/>
    </style:style>
    <style:style style:name="TableColumn1094" style:family="table-column">
      <style:table-column-properties style:column-width="0.4118in" style:use-optimal-column-width="false"/>
    </style:style>
    <style:style style:name="Table1079" style:family="table">
      <style:table-properties style:width="5.7222in" fo:margin-left="0.1333in" table:align="left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09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98" style:family="table-cell">
      <style:table-cell-properties fo:border-top="0.0034in solid #000000" fo:border-left="0.0034in solid #000000" fo:border-bottom="none" fo:border-right="none" fo:background-color="#0000FF" fo:padding-top="0.0381in" fo:padding-left="0.0381in" fo:padding-bottom="0.0381in" fo:padding-right="0.0381in"/>
    </style:style>
    <style:style style:name="P109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00" style:family="table-cell">
      <style:table-cell-properties fo:border-top="0.0034in solid #000000" fo:border-left="0.0034in solid #000000" fo:border-bottom="none" fo:border-right="none" fo:background-color="#0000FF" fo:padding-top="0.0381in" fo:padding-left="0.0381in" fo:padding-bottom="0.0381in" fo:padding-right="0.0381in"/>
    </style:style>
    <style:style style:name="P1101" style:parent-style-name="TableContents" style:family="paragraph">
      <style:paragraph-properties fo:text-align="center"/>
      <style:text-properties fo:font-size="10pt" style:font-size-asian="10pt" style:font-size-complex="10pt" fo:background-color="#0000FF"/>
    </style:style>
    <style:style style:name="TableCell1102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0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04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0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06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0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08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0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10" style:family="table-cell">
      <style:table-cell-properties fo:border-top="0.0034in solid #000000" fo:border-left="0.0034in solid #000000" fo:border-bottom="none" fo:border-right="none" fo:background-color="#0000FF" fo:padding-top="0.0381in" fo:padding-left="0.0381in" fo:padding-bottom="0.0381in" fo:padding-right="0.0381in"/>
    </style:style>
    <style:style style:name="P1111" style:parent-style-name="TableContents" style:family="paragraph">
      <style:paragraph-properties fo:text-align="center"/>
      <style:text-properties fo:font-size="10pt" style:font-size-asian="10pt" style:font-size-complex="10pt" fo:background-color="#0000FF"/>
    </style:style>
    <style:style style:name="TableCell1112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1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14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1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16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1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18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1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20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2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22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12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24" style:family="table-cell">
      <style:table-cell-properties fo:border-top="0.0034in solid #000000" fo:border-left="0.0034in solid #000000" fo:border-bottom="none" fo:border-right="0.0034in solid #000000" fo:padding-top="0.0381in" fo:padding-left="0.0381in" fo:padding-bottom="0.0381in" fo:padding-right="0.0381in"/>
    </style:style>
    <style:style style:name="P11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-top="none" fo:border-left="0.0034in solid #000000" fo:border-bottom="none" fo:border-right="none" fo:background-color="#0000FF" fo:padding-top="0.0381in" fo:padding-left="0.0381in" fo:padding-bottom="0.0381in" fo:padding-right="0.0381in"/>
    </style:style>
    <style:style style:name="P112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29" style:family="table-cell">
      <style:table-cell-properties fo:border-top="none" fo:border-left="0.0034in solid #000000" fo:border-bottom="none" fo:border-right="none" fo:background-color="#FF0000" fo:padding-top="0.0381in" fo:padding-left="0.0381in" fo:padding-bottom="0.0381in" fo:padding-right="0.0381in"/>
    </style:style>
    <style:style style:name="P1130" style:parent-style-name="TableContents" style:family="paragraph">
      <style:paragraph-properties fo:text-align="center"/>
      <style:text-properties fo:font-size="10pt" style:font-size-asian="10pt" style:font-size-complex="10pt" fo:background-color="#FF0000"/>
    </style:style>
    <style:style style:name="TableCell113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3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3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3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3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3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3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3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3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4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4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4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4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4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4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4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4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4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5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5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5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5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5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55" style:family="table-cell">
      <style:table-cell-properties fo:border-top="none" fo:border-left="0.0034in solid #000000" fo:border-bottom="none" fo:border-right="0.0034in solid #000000" fo:background-color="#FF0000" fo:padding-top="0.0381in" fo:padding-left="0.0381in" fo:padding-bottom="0.0381in" fo:padding-right="0.0381in"/>
    </style:style>
    <style:style style:name="P115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-top="none" fo:border-left="0.0034in solid #000000" fo:border-bottom="none" fo:border-right="none" fo:background-color="#0000FF" fo:padding-top="0.0381in" fo:padding-left="0.0381in" fo:padding-bottom="0.0381in" fo:padding-right="0.0381in"/>
    </style:style>
    <style:style style:name="P115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6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6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62" style:family="table-cell">
      <style:table-cell-properties fo:border-top="none" fo:border-left="0.0034in solid #000000" fo:border-bottom="none" fo:border-right="none" fo:background-color="#FF0000" fo:padding-top="0.0381in" fo:padding-left="0.0381in" fo:padding-bottom="0.0381in" fo:padding-right="0.0381in"/>
    </style:style>
    <style:style style:name="P11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6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6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6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6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7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7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7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7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7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7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7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7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7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8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8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8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8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8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86" style:family="table-cell">
      <style:table-cell-properties fo:border-top="none" fo:border-left="0.0034in solid #000000" fo:border-bottom="none" fo:border-right="0.0034in solid #000000" fo:background-color="#FF0000" fo:padding-top="0.0381in" fo:padding-left="0.0381in" fo:padding-bottom="0.0381in" fo:padding-right="0.0381in"/>
    </style:style>
    <style:style style:name="P118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9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9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9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9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9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9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9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19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19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0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0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0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0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0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0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0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0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0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0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1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1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1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1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1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1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1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17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21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2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2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2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2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2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2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2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2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3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3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3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3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3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3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3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3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3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3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4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4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4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4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4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4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4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4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48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24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5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5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5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5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5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5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5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5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6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6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6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6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6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6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6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6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6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6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7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7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7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7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7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7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7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7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79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28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8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8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8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8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8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8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9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9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9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9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9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9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9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9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29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29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0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0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0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0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0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0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0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0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0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0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10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31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034in solid #000000" fo:border-bottom="none" fo:border-right="none" fo:background-color="#0000FF" fo:padding-top="0.0381in" fo:padding-left="0.0381in" fo:padding-bottom="0.0381in" fo:padding-right="0.0381in"/>
    </style:style>
    <style:style style:name="P1314" style:parent-style-name="TableContents" style:family="paragraph">
      <style:paragraph-properties fo:text-align="center"/>
      <style:text-properties fo:font-size="10pt" style:font-size-asian="10pt" style:font-size-complex="10pt" fo:background-color="#0000FF"/>
    </style:style>
    <style:style style:name="TableCell131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1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1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1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1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2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2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2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2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2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2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2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27" style:family="table-cell">
      <style:table-cell-properties fo:border-top="none" fo:border-left="0.0034in solid #000000" fo:border-bottom="none" fo:border-right="none" fo:background-color="#FF0000" fo:padding-top="0.0381in" fo:padding-left="0.0381in" fo:padding-bottom="0.0381in" fo:padding-right="0.0381in"/>
    </style:style>
    <style:style style:name="P132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2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3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3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3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3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3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3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3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3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3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3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4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41" style:family="table-cell">
      <style:table-cell-properties fo:border-top="none" fo:border-left="0.0034in solid #000000" fo:border-bottom="none" fo:border-right="0.0034in solid #000000" fo:background-color="#FF0000" fo:padding-top="0.0381in" fo:padding-left="0.0381in" fo:padding-bottom="0.0381in" fo:padding-right="0.0381in"/>
    </style:style>
    <style:style style:name="P13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4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4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4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4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4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5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5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5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5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5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5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5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5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5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5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6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6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6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6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6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6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6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6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7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72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37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7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7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7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7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8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8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8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8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8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8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8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8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8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8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9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9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9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9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9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9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9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9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39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9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0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0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0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03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40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0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0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0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1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1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1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1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1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1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1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1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1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1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2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2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2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2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2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2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2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2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2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2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3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3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3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3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34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43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3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3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4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4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4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4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4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4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4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4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4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5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5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5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5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5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5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5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5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5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5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6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6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6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6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6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65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46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467" style:family="table-row">
      <style:table-row-properties style:use-optimal-row-height="false"/>
    </style:style>
    <style:style style:name="TableCell146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6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7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7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7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7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7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7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7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7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7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8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8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8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8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8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8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8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8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8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8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9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9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9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9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9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49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96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49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0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0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0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0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0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0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0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0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0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0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1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1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1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1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1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1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1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17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1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1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2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2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2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2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2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2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52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27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52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529" style:family="table-row">
      <style:table-row-properties style:use-optimal-row-height="false"/>
    </style:style>
    <style:style style:name="TableCell1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32" style:family="table-cell">
      <style:table-cell-properties fo:border-top="none" fo:border-left="0.0034in solid #000000" fo:border-bottom="0.0034in solid #000000" fo:border-right="none" fo:background-color="#0000FF" fo:padding-top="0.0381in" fo:padding-left="0.0381in" fo:padding-bottom="0.0381in" fo:padding-right="0.0381in"/>
    </style:style>
    <style:style style:name="P153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34" style:family="table-cell">
      <style:table-cell-properties fo:border-top="none" fo:border-left="0.0034in solid #000000" fo:border-bottom="0.0034in solid #000000" fo:border-right="none" fo:background-color="#FF0000" fo:padding-top="0.0381in" fo:padding-left="0.0381in" fo:padding-bottom="0.0381in" fo:padding-right="0.0381in"/>
    </style:style>
    <style:style style:name="P153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44" style:family="table-cell">
      <style:table-cell-properties fo:border-top="none" fo:border-left="0.0034in solid #000000" fo:border-bottom="0.0034in solid #000000" fo:border-right="none" fo:background-color="#FF0000" fo:padding-top="0.0381in" fo:padding-left="0.0381in" fo:padding-bottom="0.0381in" fo:padding-right="0.0381in"/>
    </style:style>
    <style:style style:name="P154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5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59" style:parent-style-name="TableContents" style:family="paragraph">
      <style:paragraph-properties fo:text-align="center"/>
      <style:text-properties fo:font-size="10pt" style:font-size-asian="10pt" style:font-size-complex="10pt"/>
    </style:style>
  </office:automatic-styles>
  <office:body>
    <office:text text:use-soft-page-breaks="true">
      <text:p text:style-name="P1">Plano de Analise de Compatibilidades e Incompatibilidades</text:p>
      <text:p text:style-name="P2"/>
      <text:p text:style-name="P3"/>
      <text:p text:style-name="P4"/>
      <text:p text:style-name="P5">Tabela de Mapeamento de tecnologias dos trabalhos</text:p>
      <text:p text:style-name="P6"/>
      <text:p text:style-name="P7"><text:tab/>Este quadro tem a finalidade de exibir as tecnologias mencionadas em cada<text:s/>trabalho do conjunto pós triagem. Um objetivo desse quadro é a exposição visual do mapeamento feito das referências a tecnologias ou processos para as propostas selecionadas. É uma forma de identificar os pontos de convergência entre as propostas bem como<text:s/>o grau de importância da tecnologia ou processo dentro da proposta. O grau de importância que a tecnologia ou processo tem para a proposta é expresso qualitativamente utilizando asteriscos: <text:s/>um asterisco (*) significa simples menção, <text:s/>dois asteriscos (**)<text:s/>significa faz parte da solução.</text:p>
      <text:p text:style-name="P8"><text:tab/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NUMERAÇÃO</text:p>
          </table:table-cell>
          <table:table-cell table:style-name="TableCell20">
            <text:p text:style-name="P21">REFERENCIA A TECNLOGIAS OU PROCESSOS</text:p>
          </table:table-cell>
          <table:table-cell table:style-name="TableCell22" table:number-columns-spanned="4">
            <text:p text:style-name="P23">PROPOSTAS SELECIONADAS</text:p>
            <text:p text:style-name="P24"/>
          </table:table-cell>
          <table:covered-table-cell/>
          <table:covered-table-cell/>
          <table:covered-table-cell/>
        </table:table-row>
        <table:table-row table:style-name="TableRow25">
          <table:table-cell table:style-name="TableCell26" table:number-rows-spanned="2">
            <text:p text:style-name="P27">N</text:p>
          </table:table-cell>
          <table:table-cell table:style-name="TableCell28" table:number-rows-spanned="2">
            <text:p text:style-name="P29">T/P</text:p>
          </table:table-cell>
          <table:table-cell table:style-name="TableCell30">
            <text:p text:style-name="P31">A</text:p>
          </table:table-cell>
          <table:table-cell table:style-name="TableCell32">
            <text:p text:style-name="P33">B</text:p>
          </table:table-cell>
          <table:table-cell table:style-name="TableCell34">
            <text:p text:style-name="P35">C</text:p>
          </table:table-cell>
          <table:table-cell table:style-name="TableCell36">
            <text:p text:style-name="P37">D</text:p>
          </table:table-cell>
        </table:table-row>
        <table:table-row table:style-name="TableRow3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9">
            <text:p text:style-name="P40">INTEGRACAO FUNCIONAL COM NÃO FUNCIONAL <text:s/>(CYSNEIROS, 2001)</text:p>
          </table:table-cell>
          <table:table-cell table:style-name="TableCell41">
            <text:p text:style-name="P42">WRE-PROCESS(DIDIER, 2003)</text:p>
          </table:table-cell>
          <table:table-cell table:style-name="TableCell43">
            <text:p text:style-name="P44">MEG (RAMIRES, 2004)</text:p>
          </table:table-cell>
          <table:table-cell table:style-name="TableCell45">
            <text:p text:style-name="P46">BPMNRNF (XAVIER, 2009)</text:p>
          </table:table-cell>
        </table:table-row>
        <table:table-row table:style-name="TableRow47">
          <table:table-cell table:style-name="TableCell48">
            <text:p text:style-name="P49">1</text:p>
          </table:table-cell>
          <table:table-cell table:style-name="TableCell50">
            <text:p text:style-name="P51">RNF Framework</text:p>
          </table:table-cell>
          <table:table-cell table:style-name="TableCell52">
            <text:p text:style-name="P53">**</text:p>
          </table:table-cell>
          <table:table-cell table:style-name="TableCell54">
            <text:p text:style-name="P55">**</text:p>
          </table:table-cell>
          <table:table-cell table:style-name="TableCell56">
            <text:p text:style-name="P57">(ontologia)(importante na demonstração de conflitos)</text:p>
          </table:table-cell>
          <table:table-cell table:style-name="TableCell58">
            <text:p text:style-name="P59">**</text:p>
          </table:table-cell>
        </table:table-row>
        <table:table-row table:style-name="TableRow60">
          <table:table-cell table:style-name="TableCell61">
            <text:p text:style-name="P62">2</text:p>
          </table:table-cell>
          <table:table-cell table:style-name="TableCell63">
            <text:p text:style-name="P64">LAL</text:p>
          </table:table-cell>
          <table:table-cell table:style-name="TableCell65">
            <text:p text:style-name="P66">**</text:p>
          </table:table-cell>
          <table:table-cell table:style-name="TableCell67">
            <text:p text:style-name="P68">**</text:p>
          </table:table-cell>
          <table:table-cell table:style-name="TableCell69">
            <text:p text:style-name="P70">(ontologia)(importante na seleção de negociadores)</text:p>
          </table:table-cell>
          <table:table-cell table:style-name="TableCell71">
            <text:p text:style-name="P72">(ontologia)</text:p>
          </table:table-cell>
        </table:table-row>
        <table:table-row table:style-name="TableRow73">
          <table:table-cell table:style-name="TableCell74">
            <text:p text:style-name="P75">3</text:p>
          </table:table-cell>
          <table:table-cell table:style-name="TableCell76">
            <text:p text:style-name="P77">SQFD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**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4</text:p>
          </table:table-cell>
          <table:table-cell table:style-name="TableCell89">
            <text:p text:style-name="P90">BPMN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>(argumentaçao /ontologia/ comunicação/ visualização)</text:p>
          </table:table-cell>
          <table:table-cell table:style-name="TableCell97">
            <text:p text:style-name="P98">**</text:p>
            <text:p text:style-name="P99">(BPMN X UML)</text:p>
          </table:table-cell>
        </table:table-row>
        <table:table-row table:style-name="TableRow100">
          <table:table-cell table:style-name="TableCell101">
            <text:p text:style-name="P102">5</text:p>
          </table:table-cell>
          <table:table-cell table:style-name="TableCell103">
            <text:p text:style-name="P104">IBIS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>**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6</text:p>
          </table:table-cell>
          <table:table-cell table:style-name="TableCell116">
            <text:p text:style-name="P117">TECNICA DE RASTREABILIDADE DE TORANZO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*</text:p>
          </table:table-cell>
          <table:table-cell table:style-name="TableCell122">
            <text:p text:style-name="P123">(suportaria a racionalização da argumentação) quando demonstra os impactos das auterações do requisitos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7</text:p>
          </table:table-cell>
          <table:table-cell table:style-name="TableCell129">
            <text:p text:style-name="P130">UML</text:p>
          </table:table-cell>
          <table:table-cell table:style-name="TableCell131">
            <text:p text:style-name="P132">**</text:p>
          </table:table-cell>
          <table:table-cell table:style-name="TableCell133">
            <text:p text:style-name="P134">**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*</text:p>
            <text:p text:style-name="P139"><text:s/>(uml x bpmn)</text:p>
          </table:table-cell>
        </table:table-row>
        <table:table-row table:style-name="TableRow140">
          <table:table-cell table:style-name="TableCell141">
            <text:p text:style-name="P142">8</text:p>
          </table:table-cell>
          <table:table-cell table:style-name="TableCell143">
            <text:p text:style-name="P144">OCL</text:p>
          </table:table-cell>
          <table:table-cell table:style-name="TableCell145">
            <text:p text:style-name="P146">**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9</text:p>
          </table:table-cell>
          <table:table-cell table:style-name="TableCell156">
            <text:p text:style-name="P157">RUP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*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10</text:p>
          </table:table-cell>
          <table:table-cell table:style-name="TableCell169">
            <text:p text:style-name="P170">MS VISUAL BASIC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**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11</text:p>
          </table:table-cell>
          <table:table-cell table:style-name="TableCell182">
            <text:p text:style-name="P183">MSXML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>**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12</text:p>
          </table:table-cell>
          <table:table-cell table:style-name="TableCell195">
            <text:p text:style-name="P196">ACTIVE X DATA<text:s/><text:soft-page-break/>OBJECTS (ADO)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>**</text:p>
          </table:table-cell>
          <table:table-cell table:style-name="TableCell203">
            <text:p text:style-name="P204"/>
          </table:table-cell>
        </table:table-row>
        <text:soft-page-break/>
        <table:table-row table:style-name="TableRow205">
          <table:table-cell table:style-name="TableCell206">
            <text:p text:style-name="P207">13</text:p>
          </table:table-cell>
          <table:table-cell table:style-name="TableCell208">
            <text:p text:style-name="P209">ACCESS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>**</text:p>
          </table:table-cell>
          <table:table-cell table:style-name="TableCell216">
            <text:p text:style-name="P217"/>
          </table:table-cell>
        </table:table-row>
      </table:table>
      <text:p text:style-name="P218"/>
      <text:p text:style-name="P219"/>
      <text:p text:style-name="P220">As colunas A,B,C e D representam as propostas selecionadas na triagem. As colunas N e T/P representam, respectivamente, <text:s/>a numeração para as linhas da tabela e a coluna das tecnologias e/ ou processos.</text:p>
      <text:p text:style-name="P221"><text:span text:style-name="T222"><text:tab/>As análises de compatibilidade, incompatibilidades, identificações de pontos para adaptações, exposição de facilidades e dificuldades de a</text:span><text:span text:style-name="T223">daptações</text:span><text:span text:style-name="T224"><text:s/></text:span><text:span text:style-name="T225">serão</text:span><text:span text:style-name="T226"><text:s/>fe</text:span><text:span text:style-name="T227">itas a partir das intersecções<text:s/></text:span><text:span text:style-name="T228">entre as colunas <text:s/>(A,B,C e D) e as linhas de 1 a 13. <text:s/>Multiplicando</text:span><text:span text:style-name="T229"><text:s/>a quantidade de colunas pela quantidade de linhas chegamos ao número cinquenta e dois(52), este número expressa a quantidade de “possíveis pontos a analisar”.</text:span></text:p>
      <text:p text:style-name="P230">Verifica-se que para que duas propostas tenham pelo menos um ponto em comum, essas duas propostas têm que ter <text:s/>uma célula associada à mesma linha.</text:p>
      <text:p text:style-name="P231"><text:span text:style-name="T232"><text:tab/>Para essa análise convenciona-se: que a presença de tecnologias iguais (bem como seus derivados) em propostas diferentes representam compatibilidade entre propostas; a incompatibilidade é representada pel</text:span><text:span text:style-name="T233">a ausência da <text:s/>tecnologia de uma proposta na outra proposta ou presença de tecnologias diferentes, mas com o mesmo fim, para cada proposta; a comparação é sempre <text:s/>feita de<text:s/></text:span><text:span text:style-name="T234">duas a duas</text:span><text:span text:style-name="T235"><text:s/>propostas. <text:s/>Os pontos para adaptações são resultantes da análise de co</text:span><text:span text:style-name="T236">mpatibilidade/incompatibilidade. Configura-se ponto para adaptação o aspectos das propostas que representam incompatibilidade.</text:span></text:p>
      <text:p text:style-name="P237"><text:tab/>Na tabela percebe-se que <text:s/>as células A1,B1,D1 expressam a presença do <text:s/>RNF– Framework entre três propostas. As células A2 e C2 expressam a presença em comum do LAL entre duas propostas. As células A7, B7 e D7 expressam a presença da UML entre três propostas.</text:p>
      <text:p text:style-name="P238">Nas células C1, C2 e D2 percebe-se a possibilidade de adaptações para suporte do RNF-Framework (C1) e LAL (C2 e D2).</text:p>
      <text:p text:style-name="P239"/>
      <text:p text:style-name="P240">Na comparação da célula D4 (BPMN) com A7 e B7 (UML) observou-se que há uma divergência: duas notações diferentes para representar processos. Isto caracteriza uma incompatibilidade.</text:p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>Interpretação do quadro:</text:p>
      <text:p text:style-name="P255"/>
      <text:p text:style-name="P256"><text:tab/>Observando o quadro na linha um (1) percebe-se que se o Framework RNF é algo que esta faltando na proposta de Ramires (2004), célula C1, para que esta proposta possa ficar mais alinha às <text:s/>demais propostas no que diz respeito ao trato de conflitos entre requisitos.</text:p>
      <text:p text:style-name="P257"><text:span text:style-name="T258"><text:tab/>Na linha mais abaixo (linha 2) t</text:span><text:span text:style-name="T259">emos o LAL <text:s/>na célula A2 e B2. Nas células D2 e C2 observa-se a ausência de LAL. Notou-se que se houvesse o uso do LAL no BPMNRNF e no sistema MEG, respectivamente, isso ajudaria na parte tocante ao estabelecimento de uma terminologia comum de negócio ajud</text:span><text:span text:style-name="T260">ando, consequentemente na formação da ontologia do<text:s/></text:span><text:span text:style-name="T261">domínio</text:span><text:span text:style-name="T262"><text:s/>à qual os argumentos utilizados em negociação poderiam ser restringidos. O LAL poderia ser utilizado como ancora para a produção do BPD do BPMNRNF e como meio de rastreabilidade nas negociações uti</text:span><text:span text:style-name="T263">lizando o sistema MEG. Isto daria rastreabilidade de<text:s/></text:span><text:span text:style-name="T264">referência cruzada</text:span><text:span text:style-name="T265"><text:s/>ao modelo de processo de negócio e também nas negociações com o sistema MEG. Essa rastreabilidade proporcionaria uma melhor sustentação da argumentação da técnica IBIS utilizada por Ra</text:span><text:span text:style-name="T266">mires; proporcionaria a criação de possibilidade de estabelecimento de<text:s/></text:span><text:span text:style-name="T267">elos de evolução e de Rationale<text:s/></text:span><text:span text:style-name="T268">(elos associados ao processo)</text:span><text:span text:style-name="T269"><text:s/></text:span><text:span text:style-name="T270">e<text:s/></text:span><text:span text:style-name="T271">elos de satisfação e dependência<text:s/></text:span><text:span text:style-name="T272">(elos relacionados ao produto em desenvolvimento), o que ajudaria <text:s/>a tornar as argumenta</text:span><text:span text:style-name="T273">ções mais racionais e alinhadas ao negócio. Tudo isso antes da implementação do software em linguagem de programação. <text:s/></text:span></text:p>
      <text:p text:style-name="P274"/>
      <text:p text:style-name="P275"/>
      <text:p text:style-name="P276">#### <text:s text:c="6"/>É importante registrar que as técnicas de referência cruzada para registro da</text:p>
      <text:p text:style-name="P277">rastreabilidade são adequadas para registro<text:s/>dos elos relacionados ao produto em</text:p>
      <text:p text:style-name="P278">desenvolvimento, ou seja, aqueles denominados por Ramesh&amp;Jarke como de satisfação e</text:p>
      <text:p text:style-name="P279">dependência, e todos os tipos de elos relacionados por Toranzo. Os elos que Ramesh&amp;Jarke</text:p>
      <text:p text:style-name="P280">associaram ao processo, ou seja, os elos de evolução e de rationale, não são suportados pela</text:p>
      <text:p text:style-name="P281">técnica de referência cruzada.</text:p>
      <text:p text:style-name="P282">####</text:p>
      <text:p text:style-name="P283">Quadro Classificação referências de notações, framework, processos, tecnologias,</text:p>
      <text:p text:style-name="P284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TECNLOGIAS</text:p>
          </table:table-cell>
          <table:table-cell table:style-name="TableCell297" table:number-columns-spanned="7">
            <text:p text:style-name="P298"/>
            <text:p text:style-name="P299">CLASSIFIC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>PROCESSO</text:p>
          </table:table-cell>
          <table:table-cell table:style-name="TableCell305">
            <text:p text:style-name="P306">METODO</text:p>
            <text:p text:style-name="P307"/>
          </table:table-cell>
          <table:table-cell table:style-name="TableCell308">
            <text:p text:style-name="P309">NOTAÇÃO</text:p>
          </table:table-cell>
          <table:table-cell table:style-name="TableCell310">
            <text:p text:style-name="P311">GLOSSÁRIO</text:p>
          </table:table-cell>
          <table:table-cell table:style-name="TableCell312">
            <text:p text:style-name="P313">LINGUAGEM DE PROGRAMAÇÃO</text:p>
          </table:table-cell>
          <table:table-cell table:style-name="TableCell314">
            <text:p text:style-name="P315">LINGUAGEM DE MARCAÇÃO</text:p>
          </table:table-cell>
          <table:table-cell table:style-name="TableCell316">
            <text:p text:style-name="P317">SOFTWARE</text:p>
          </table:table-cell>
        </table:table-row>
        <table:table-row table:style-name="TableRow318">
          <table:table-cell table:style-name="TableCell319">
            <text:p text:style-name="P320">RNF Framework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*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LAL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*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SQFD</text:p>
          </table:table-cell>
          <table:table-cell table:style-name="TableCell355">
            <text:p text:style-name="P356">*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ext:soft-page-break/>
        <table:table-row table:style-name="TableRow369">
          <table:table-cell table:style-name="TableCell370">
            <text:p text:style-name="P371">BPMN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>*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IBIS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>*</text:p>
          </table:table-cell>
        </table:table-row>
        <table:table-row table:style-name="TableRow403">
          <table:table-cell table:style-name="TableCell404">
            <text:p text:style-name="P405">TECNICA DE RASTREABILIDADE DE TORANZO</text:p>
          </table:table-cell>
          <table:table-cell table:style-name="TableCell406">
            <text:p text:style-name="P407"/>
          </table:table-cell>
          <table:table-cell table:style-name="TableCell408">
            <text:p text:style-name="P409">*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UML</text:p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>*</text:p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OCL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>*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>
            <text:p text:style-name="P456">RUP</text:p>
          </table:table-cell>
          <table:table-cell table:style-name="TableCell457">
            <text:p text:style-name="P458">*</text:p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JAVA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>*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PHP</text:p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>*</text:p>
          </table:table-cell>
          <table:table-cell table:style-name="TableCell501">
            <text:p text:style-name="P502"/>
          </table:table-cell>
          <table:table-cell table:style-name="TableCell503">
            <text:p text:style-name="P504">*</text:p>
          </table:table-cell>
        </table:table-row>
        <table:table-row table:style-name="TableRow505">
          <table:table-cell table:style-name="TableCell506">
            <text:p text:style-name="P507">MS VISUAL BASIC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>*</text:p>
          </table:table-cell>
          <table:table-cell table:style-name="TableCell518">
            <text:p text:style-name="P519"/>
          </table:table-cell>
          <table:table-cell table:style-name="TableCell520">
            <text:p text:style-name="P521">*</text:p>
          </table:table-cell>
        </table:table-row>
        <table:table-row table:style-name="TableRow522">
          <table:table-cell table:style-name="TableCell523">
            <text:p text:style-name="P524">XML</text:p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*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MSXML</text:p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>ACTIVE X DATA OBJECTS (ADO)</text:p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>MSQL</text:p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>*</text:p>
          </table:table-cell>
        </table:table-row>
        <table:table-row table:style-name="TableRow590">
          <table:table-cell table:style-name="TableCell591">
            <text:p text:style-name="P592">POSTGRESQL</text:p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>*</text:p>
          </table:table-cell>
        </table:table-row>
        <table:table-row table:style-name="TableRow607">
          <table:table-cell table:style-name="TableCell608">
            <text:p text:style-name="P609">ACCESS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>*</text:p>
          </table:table-cell>
        </table:table-row>
      </table:table>
      <text:p text:style-name="P624"/>
      <text:p text:style-name="P625"/>
      <text:p text:style-name="P626">Tabela de correspondência Células com propostas de estudos futuros</text:p>
      <text:p text:style-name="P627"/>
      <text:p text:style-name="P628"><text:s/></text:p>
      <table:table table:style-name="Table629">
        <table:table-columns>
          <table:table-column table:style-name="TableColumn630"/>
          <table:table-column table:style-name="TableColumn631"/>
          <table:table-column table:style-name="TableColumn632"/>
          <table:table-column table:style-name="TableColumn633"/>
          <table:table-column table:style-name="TableColumn634"/>
          <table:table-column table:style-name="TableColumn635"/>
          <table:table-column table:style-name="TableColumn636"/>
          <table:table-column table:style-name="TableColumn637"/>
        </table:table-columns>
        <table:table-row table:style-name="TableRow638">
          <table:table-cell table:style-name="TableCell639">
            <text:p text:style-name="P640">CELULAS</text:p>
          </table:table-cell>
          <table:table-cell table:style-name="TableCell641" table:number-columns-spanned="7">
            <text:p text:style-name="P642">ESTUDOS FUTUROS/PROPOSTAS DE MELHOR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3">
          <table:table-cell table:style-name="TableCell644">
            <text:p text:style-name="P645">A1</text:p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A2</text:p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>A3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</table:table-row>
        <table:table-row table:style-name="TableRow694">
          <table:table-cell table:style-name="TableCell695">
            <text:p text:style-name="P696">A6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A7</text:p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</table:table-row>
        <table:table-row table:style-name="TableRow728">
          <table:table-cell table:style-name="TableCell729">
            <text:p text:style-name="P730">A8</text:p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A9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table-cell table:style-name="TableCell763">
            <text:p text:style-name="P764">A10</text:p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</table:table-row>
        <text:soft-page-break/>
        <table:table-row table:style-name="TableRow779">
          <table:table-cell table:style-name="TableCell780">
            <text:p text:style-name="P781">A11</text:p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>A12</text:p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</table:table-row>
        <table:table-row table:style-name="TableRow813">
          <table:table-cell table:style-name="TableCell814">
            <text:p text:style-name="P815">A14</text:p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</table:table-row>
      </table:table>
      <text:p text:style-name="P830"/>
      <text:p text:style-name="P831"/>
      <table:table table:style-name="Table832">
        <table:table-columns>
          <table:table-column table:style-name="TableColumn833"/>
          <table:table-column table:style-name="TableColumn834"/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</table:table-columns>
        <table:table-row table:style-name="TableRow841">
          <table:table-cell table:style-name="TableCell842">
            <text:p text:style-name="P843">A</text:p>
          </table:table-cell>
          <table:table-cell table:style-name="TableCell844">
            <text:p text:style-name="P845">COMPLEXIDADE</text:p>
          </table:table-cell>
          <table:table-cell table:style-name="TableCell846">
            <text:p text:style-name="P847">B</text:p>
          </table:table-cell>
          <table:table-cell table:style-name="TableCell848">
            <text:p text:style-name="P849">COMPLXEDIDADE</text:p>
          </table:table-cell>
          <table:table-cell table:style-name="TableCell850">
            <text:p text:style-name="P851">C</text:p>
          </table:table-cell>
          <table:table-cell table:style-name="TableCell852">
            <text:p text:style-name="P853">COMPLEXIDADE</text:p>
          </table:table-cell>
          <table:table-cell table:style-name="TableCell854">
            <text:p text:style-name="P855">D</text:p>
          </table:table-cell>
          <table:table-cell table:style-name="TableCell856">
            <text:p text:style-name="P857">COMPLEXIDADE</text:p>
          </table:table-cell>
        </table:table-row>
        <table:table-row table:style-name="TableRow858">
          <table:table-cell table:style-name="TableCell859">
            <text:p text:style-name="P860">A1</text:p>
          </table:table-cell>
          <table:table-cell table:style-name="TableCell861">
            <text:p text:style-name="P862">**</text:p>
          </table:table-cell>
          <table:table-cell table:style-name="TableCell863">
            <text:p text:style-name="P864">B1</text:p>
          </table:table-cell>
          <table:table-cell table:style-name="TableCell865">
            <text:p text:style-name="P866">**</text:p>
          </table:table-cell>
          <table:table-cell table:style-name="TableCell867">
            <text:p text:style-name="P868">C1</text:p>
          </table:table-cell>
          <table:table-cell table:style-name="TableCell869">
            <text:p text:style-name="P870"/>
          </table:table-cell>
          <table:table-cell table:style-name="TableCell871">
            <text:p text:style-name="P872">D1</text:p>
          </table:table-cell>
          <table:table-cell table:style-name="TableCell873">
            <text:p text:style-name="P874">**</text:p>
          </table:table-cell>
        </table:table-row>
        <table:table-row table:style-name="TableRow875">
          <table:table-cell table:style-name="TableCell876">
            <text:p text:style-name="P877">A2</text:p>
          </table:table-cell>
          <table:table-cell table:style-name="TableCell878">
            <text:p text:style-name="P879">**</text:p>
          </table:table-cell>
          <table:table-cell table:style-name="TableCell880">
            <text:p text:style-name="P881">B2</text:p>
          </table:table-cell>
          <table:table-cell table:style-name="TableCell882">
            <text:p text:style-name="P883">**</text:p>
          </table:table-cell>
          <table:table-cell table:style-name="TableCell884">
            <text:p text:style-name="P885">C2</text:p>
          </table:table-cell>
          <table:table-cell table:style-name="TableCell886">
            <text:p text:style-name="P887"/>
          </table:table-cell>
          <table:table-cell table:style-name="TableCell888">
            <text:p text:style-name="P889">D2</text:p>
          </table:table-cell>
          <table:table-cell table:style-name="TableCell890">
            <text:p text:style-name="P891"/>
          </table:table-cell>
        </table:table-row>
        <table:table-row table:style-name="TableRow892">
          <table:table-cell table:style-name="TableCell893">
            <text:p text:style-name="P894">A3</text:p>
          </table:table-cell>
          <table:table-cell table:style-name="TableCell895">
            <text:p text:style-name="P896"/>
          </table:table-cell>
          <table:table-cell table:style-name="TableCell897">
            <text:p text:style-name="P898">B3</text:p>
          </table:table-cell>
          <table:table-cell table:style-name="TableCell899">
            <text:p text:style-name="P900"/>
          </table:table-cell>
          <table:table-cell table:style-name="TableCell901">
            <text:p text:style-name="P902">C3</text:p>
          </table:table-cell>
          <table:table-cell table:style-name="TableCell903">
            <text:p text:style-name="P904">**</text:p>
          </table:table-cell>
          <table:table-cell table:style-name="TableCell905">
            <text:p text:style-name="P906">D3</text:p>
          </table:table-cell>
          <table:table-cell table:style-name="TableCell907">
            <text:p text:style-name="P908"/>
          </table:table-cell>
        </table:table-row>
        <table:table-row table:style-name="TableRow909">
          <table:table-cell table:style-name="TableCell910">
            <text:p text:style-name="P911">A4</text:p>
          </table:table-cell>
          <table:table-cell table:style-name="TableCell912">
            <text:p text:style-name="P913"/>
          </table:table-cell>
          <table:table-cell table:style-name="TableCell914">
            <text:p text:style-name="P915">B4</text:p>
          </table:table-cell>
          <table:table-cell table:style-name="TableCell916">
            <text:p text:style-name="P917"/>
          </table:table-cell>
          <table:table-cell table:style-name="TableCell918">
            <text:p text:style-name="P919">C4</text:p>
          </table:table-cell>
          <table:table-cell table:style-name="TableCell920">
            <text:p text:style-name="P921"/>
          </table:table-cell>
          <table:table-cell table:style-name="TableCell922">
            <text:p text:style-name="P923">D4</text:p>
          </table:table-cell>
          <table:table-cell table:style-name="TableCell924">
            <text:p text:style-name="P925">**</text:p>
          </table:table-cell>
        </table:table-row>
        <table:table-row table:style-name="TableRow926">
          <table:table-cell table:style-name="TableCell927">
            <text:p text:style-name="P928">A5</text:p>
          </table:table-cell>
          <table:table-cell table:style-name="TableCell929">
            <text:p text:style-name="P930"/>
          </table:table-cell>
          <table:table-cell table:style-name="TableCell931">
            <text:p text:style-name="P932">B5</text:p>
          </table:table-cell>
          <table:table-cell table:style-name="TableCell933">
            <text:p text:style-name="P934"/>
          </table:table-cell>
          <table:table-cell table:style-name="TableCell935">
            <text:p text:style-name="P936">C5</text:p>
          </table:table-cell>
          <table:table-cell table:style-name="TableCell937">
            <text:p text:style-name="P938">**</text:p>
          </table:table-cell>
          <table:table-cell table:style-name="TableCell939">
            <text:p text:style-name="P940">D5</text:p>
          </table:table-cell>
          <table:table-cell table:style-name="TableCell941">
            <text:p text:style-name="P942"/>
          </table:table-cell>
        </table:table-row>
        <table:table-row table:style-name="TableRow943">
          <table:table-cell table:style-name="TableCell944">
            <text:p text:style-name="P945">A6</text:p>
          </table:table-cell>
          <table:table-cell table:style-name="TableCell946">
            <text:p text:style-name="P947"/>
          </table:table-cell>
          <table:table-cell table:style-name="TableCell948">
            <text:p text:style-name="P949">B6</text:p>
          </table:table-cell>
          <table:table-cell table:style-name="TableCell950">
            <text:p text:style-name="P951">**</text:p>
          </table:table-cell>
          <table:table-cell table:style-name="TableCell952">
            <text:p text:style-name="P953">C6</text:p>
          </table:table-cell>
          <table:table-cell table:style-name="TableCell954">
            <text:p text:style-name="P955"/>
          </table:table-cell>
          <table:table-cell table:style-name="TableCell956">
            <text:p text:style-name="P957">D6</text:p>
          </table:table-cell>
          <table:table-cell table:style-name="TableCell958">
            <text:p text:style-name="P959"/>
          </table:table-cell>
        </table:table-row>
        <table:table-row table:style-name="TableRow960">
          <table:table-cell table:style-name="TableCell961">
            <text:p text:style-name="P962">A7</text:p>
          </table:table-cell>
          <table:table-cell table:style-name="TableCell963">
            <text:p text:style-name="P964">**</text:p>
          </table:table-cell>
          <table:table-cell table:style-name="TableCell965">
            <text:p text:style-name="P966">B7</text:p>
          </table:table-cell>
          <table:table-cell table:style-name="TableCell967">
            <text:p text:style-name="P968">**</text:p>
          </table:table-cell>
          <table:table-cell table:style-name="TableCell969">
            <text:p text:style-name="P970">C7</text:p>
          </table:table-cell>
          <table:table-cell table:style-name="TableCell971">
            <text:p text:style-name="P972"/>
          </table:table-cell>
          <table:table-cell table:style-name="TableCell973">
            <text:p text:style-name="P974">D7</text:p>
          </table:table-cell>
          <table:table-cell table:style-name="TableCell975">
            <text:p text:style-name="P976">*</text:p>
          </table:table-cell>
        </table:table-row>
        <table:table-row table:style-name="TableRow977">
          <table:table-cell table:style-name="TableCell978">
            <text:p text:style-name="P979">A8</text:p>
          </table:table-cell>
          <table:table-cell table:style-name="TableCell980">
            <text:p text:style-name="P981">**</text:p>
          </table:table-cell>
          <table:table-cell table:style-name="TableCell982">
            <text:p text:style-name="P983">B8</text:p>
          </table:table-cell>
          <table:table-cell table:style-name="TableCell984">
            <text:p text:style-name="P985"/>
          </table:table-cell>
          <table:table-cell table:style-name="TableCell986">
            <text:p text:style-name="P987">C8</text:p>
          </table:table-cell>
          <table:table-cell table:style-name="TableCell988">
            <text:p text:style-name="P989"/>
          </table:table-cell>
          <table:table-cell table:style-name="TableCell990">
            <text:p text:style-name="P991">D8</text:p>
          </table:table-cell>
          <table:table-cell table:style-name="TableCell992">
            <text:p text:style-name="P993"/>
          </table:table-cell>
        </table:table-row>
        <table:table-row table:style-name="TableRow994">
          <table:table-cell table:style-name="TableCell995">
            <text:p text:style-name="P996">A9</text:p>
          </table:table-cell>
          <table:table-cell table:style-name="TableCell997">
            <text:p text:style-name="P998"/>
          </table:table-cell>
          <table:table-cell table:style-name="TableCell999">
            <text:p text:style-name="P1000">B9</text:p>
          </table:table-cell>
          <table:table-cell table:style-name="TableCell1001">
            <text:p text:style-name="P1002">*</text:p>
          </table:table-cell>
          <table:table-cell table:style-name="TableCell1003">
            <text:p text:style-name="P1004">C9</text:p>
          </table:table-cell>
          <table:table-cell table:style-name="TableCell1005">
            <text:p text:style-name="P1006"/>
          </table:table-cell>
          <table:table-cell table:style-name="TableCell1007">
            <text:p text:style-name="P1008">D9</text:p>
          </table:table-cell>
          <table:table-cell table:style-name="TableCell1009">
            <text:p text:style-name="P1010"/>
          </table:table-cell>
        </table:table-row>
        <table:table-row table:style-name="TableRow1011">
          <table:table-cell table:style-name="TableCell1012">
            <text:p text:style-name="P1013">A10</text:p>
          </table:table-cell>
          <table:table-cell table:style-name="TableCell1014">
            <text:p text:style-name="P1015"/>
          </table:table-cell>
          <table:table-cell table:style-name="TableCell1016">
            <text:p text:style-name="P1017">B10</text:p>
          </table:table-cell>
          <table:table-cell table:style-name="TableCell1018">
            <text:p text:style-name="P1019"/>
          </table:table-cell>
          <table:table-cell table:style-name="TableCell1020">
            <text:p text:style-name="P1021">C10</text:p>
          </table:table-cell>
          <table:table-cell table:style-name="TableCell1022">
            <text:p text:style-name="P1023">**</text:p>
          </table:table-cell>
          <table:table-cell table:style-name="TableCell1024">
            <text:p text:style-name="P1025">D10</text:p>
          </table:table-cell>
          <table:table-cell table:style-name="TableCell1026">
            <text:p text:style-name="P1027"/>
          </table:table-cell>
        </table:table-row>
        <table:table-row table:style-name="TableRow1028">
          <table:table-cell table:style-name="TableCell1029">
            <text:p text:style-name="P1030">A11</text:p>
          </table:table-cell>
          <table:table-cell table:style-name="TableCell1031">
            <text:p text:style-name="P1032"/>
          </table:table-cell>
          <table:table-cell table:style-name="TableCell1033">
            <text:p text:style-name="P1034">B11</text:p>
          </table:table-cell>
          <table:table-cell table:style-name="TableCell1035">
            <text:p text:style-name="P1036"/>
          </table:table-cell>
          <table:table-cell table:style-name="TableCell1037">
            <text:p text:style-name="P1038">C11</text:p>
          </table:table-cell>
          <table:table-cell table:style-name="TableCell1039">
            <text:p text:style-name="P1040">**</text:p>
          </table:table-cell>
          <table:table-cell table:style-name="TableCell1041">
            <text:p text:style-name="P1042">D11</text:p>
          </table:table-cell>
          <table:table-cell table:style-name="TableCell1043">
            <text:p text:style-name="P1044"/>
          </table:table-cell>
        </table:table-row>
        <table:table-row table:style-name="TableRow1045">
          <table:table-cell table:style-name="TableCell1046">
            <text:p text:style-name="P1047">A12</text:p>
          </table:table-cell>
          <table:table-cell table:style-name="TableCell1048">
            <text:p text:style-name="P1049"/>
          </table:table-cell>
          <table:table-cell table:style-name="TableCell1050">
            <text:p text:style-name="P1051">B12</text:p>
          </table:table-cell>
          <table:table-cell table:style-name="TableCell1052">
            <text:p text:style-name="P1053"/>
          </table:table-cell>
          <table:table-cell table:style-name="TableCell1054">
            <text:p text:style-name="P1055">C12</text:p>
          </table:table-cell>
          <table:table-cell table:style-name="TableCell1056">
            <text:p text:style-name="P1057">**</text:p>
          </table:table-cell>
          <table:table-cell table:style-name="TableCell1058">
            <text:p text:style-name="P1059">D12</text:p>
          </table:table-cell>
          <table:table-cell table:style-name="TableCell1060">
            <text:p text:style-name="P1061"/>
          </table:table-cell>
        </table:table-row>
        <table:table-row table:style-name="TableRow1062">
          <table:table-cell table:style-name="TableCell1063">
            <text:p text:style-name="P1064">A13</text:p>
          </table:table-cell>
          <table:table-cell table:style-name="TableCell1065">
            <text:p text:style-name="P1066"/>
          </table:table-cell>
          <table:table-cell table:style-name="TableCell1067">
            <text:p text:style-name="P1068">B13</text:p>
          </table:table-cell>
          <table:table-cell table:style-name="TableCell1069">
            <text:p text:style-name="P1070"/>
          </table:table-cell>
          <table:table-cell table:style-name="TableCell1071">
            <text:p text:style-name="P1072">C13</text:p>
          </table:table-cell>
          <table:table-cell table:style-name="TableCell1073">
            <text:p text:style-name="P1074">**</text:p>
          </table:table-cell>
          <table:table-cell table:style-name="TableCell1075">
            <text:p text:style-name="P1076">D13</text:p>
          </table:table-cell>
          <table:table-cell table:style-name="TableCell1077">
            <text:p text:style-name="P107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079">
        <table:table-columns>
          <table:table-column table:style-name="TableColumn1080"/>
          <table:table-column table:style-name="TableColumn1081"/>
          <table:table-column table:style-name="TableColumn1082"/>
          <table:table-column table:style-name="TableColumn1083"/>
          <table:table-column table:style-name="TableColumn1084"/>
          <table:table-column table:style-name="TableColumn1085"/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  <table:table-column table:style-name="TableColumn1093"/>
          <table:table-column table:style-name="TableColumn1094"/>
        </table:table-columns>
        <table:table-row table:style-name="TableRow1095">
          <table:table-cell table:style-name="TableCell1096">
            <text:p text:style-name="P1097"/>
          </table:table-cell>
          <table:table-cell table:style-name="TableCell1098">
            <text:p text:style-name="P1099">B1</text:p>
          </table:table-cell>
          <table:table-cell table:style-name="TableCell1100">
            <text:p text:style-name="P1101">B2</text:p>
          </table:table-cell>
          <table:table-cell table:style-name="TableCell1102">
            <text:p text:style-name="P1103">B3</text:p>
          </table:table-cell>
          <table:table-cell table:style-name="TableCell1104">
            <text:p text:style-name="P1105">B4</text:p>
          </table:table-cell>
          <table:table-cell table:style-name="TableCell1106">
            <text:p text:style-name="P1107">B5</text:p>
          </table:table-cell>
          <table:table-cell table:style-name="TableCell1108">
            <text:p text:style-name="P1109">B6</text:p>
          </table:table-cell>
          <table:table-cell table:style-name="TableCell1110">
            <text:p text:style-name="P1111">B7</text:p>
          </table:table-cell>
          <table:table-cell table:style-name="TableCell1112">
            <text:p text:style-name="P1113">B8</text:p>
          </table:table-cell>
          <table:table-cell table:style-name="TableCell1114">
            <text:p text:style-name="P1115">B9</text:p>
          </table:table-cell>
          <table:table-cell table:style-name="TableCell1116">
            <text:p text:style-name="P1117">B10</text:p>
          </table:table-cell>
          <table:table-cell table:style-name="TableCell1118">
            <text:p text:style-name="P1119">B11</text:p>
          </table:table-cell>
          <table:table-cell table:style-name="TableCell1120">
            <text:p text:style-name="P1121">B12</text:p>
          </table:table-cell>
          <table:table-cell table:style-name="TableCell1122">
            <text:p text:style-name="P1123">B13</text:p>
          </table:table-cell>
          <table:table-cell table:style-name="TableCell1124">
            <text:p text:style-name="P1125"/>
          </table:table-cell>
        </table:table-row>
        <text:soft-page-break/>
        <table:table-row table:style-name="TableRow1126">
          <table:table-cell table:style-name="TableCell1127">
            <text:p text:style-name="P1128">A1</text:p>
          </table:table-cell>
          <table:table-cell table:style-name="TableCell1129">
            <text:p text:style-name="P1130">*</text:p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>C1</text:p>
          </table:table-cell>
        </table:table-row>
        <table:table-row table:style-name="TableRow1157">
          <table:table-cell table:style-name="TableCell1158">
            <text:p text:style-name="P1159">A2</text:p>
          </table:table-cell>
          <table:table-cell table:style-name="TableCell1160">
            <text:p text:style-name="P1161"/>
          </table:table-cell>
          <table:table-cell table:style-name="TableCell1162">
            <text:p text:style-name="P1163">*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>C2</text:p>
          </table:table-cell>
        </table:table-row>
        <table:table-row table:style-name="TableRow1188">
          <table:table-cell table:style-name="TableCell1189">
            <text:p text:style-name="P1190">A3</text:p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>C3</text:p>
          </table:table-cell>
        </table:table-row>
        <table:table-row table:style-name="TableRow1219">
          <table:table-cell table:style-name="TableCell1220">
            <text:p text:style-name="P1221">A4</text:p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>C4</text:p>
          </table:table-cell>
        </table:table-row>
        <table:table-row table:style-name="TableRow1250">
          <table:table-cell table:style-name="TableCell1251">
            <text:p text:style-name="P1252">A5</text:p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>C5</text:p>
          </table:table-cell>
        </table:table-row>
        <table:table-row table:style-name="TableRow1281">
          <table:table-cell table:style-name="TableCell1282">
            <text:p text:style-name="P1283">A6</text:p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>C6</text:p>
          </table:table-cell>
        </table:table-row>
        <table:table-row table:style-name="TableRow1312">
          <table:table-cell table:style-name="TableCell1313">
            <text:p text:style-name="P1314">A7</text:p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>*</text:p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>C7</text:p>
          </table:table-cell>
        </table:table-row>
        <table:table-row table:style-name="TableRow1343">
          <table:table-cell table:style-name="TableCell1344">
            <text:p text:style-name="P1345">A8</text:p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  <table:table-cell table:style-name="TableCell1372">
            <text:p text:style-name="P1373">C8</text:p>
          </table:table-cell>
        </table:table-row>
        <table:table-row table:style-name="TableRow1374">
          <table:table-cell table:style-name="TableCell1375">
            <text:p text:style-name="P1376">A9</text:p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>C9</text:p>
          </table:table-cell>
        </table:table-row>
        <table:table-row table:style-name="TableRow1405">
          <table:table-cell table:style-name="TableCell1406">
            <text:p text:style-name="P1407">A10</text:p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  <table:table-cell table:style-name="TableCell1420">
            <text:p text:style-name="P1421"/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>C10</text:p>
          </table:table-cell>
        </table:table-row>
        <table:table-row table:style-name="TableRow1436">
          <table:table-cell table:style-name="TableCell1437">
            <text:p text:style-name="P1438">A11</text:p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/>
          </table:table-cell>
          <table:table-cell table:style-name="TableCell1451">
            <text:p text:style-name="P1452"/>
          </table:table-cell>
          <table:table-cell table:style-name="TableCell1453">
            <text:p text:style-name="P1454"/>
          </table:table-cell>
          <table:table-cell table:style-name="TableCell1455">
            <text:p text:style-name="P1456"/>
          </table:table-cell>
          <table:table-cell table:style-name="TableCell1457">
            <text:p text:style-name="P1458"/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>C11</text:p>
          </table:table-cell>
        </table:table-row>
        <table:table-row table:style-name="TableRow1467">
          <table:table-cell table:style-name="TableCell1468">
            <text:p text:style-name="P1469">A12</text:p>
          </table:table-cell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>C12</text:p>
          </table:table-cell>
        </table:table-row>
        <table:table-row table:style-name="TableRow1498">
          <table:table-cell table:style-name="TableCell1499">
            <text:p text:style-name="P1500">A13</text:p>
          </table:table-cell>
          <table:table-cell table:style-name="TableCell1501">
            <text:p text:style-name="P1502"/>
          </table:table-cell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>
            <text:p text:style-name="P1510"/>
          </table:table-cell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>C13</text:p>
          </table:table-cell>
        </table:table-row>
        <table:table-row table:style-name="TableRow1529">
          <table:table-cell table:style-name="TableCell1530">
            <text:p text:style-name="P1531"/>
          </table:table-cell>
          <table:table-cell table:style-name="TableCell1532">
            <text:p text:style-name="P1533">D1</text:p>
          </table:table-cell>
          <table:table-cell table:style-name="TableCell1534">
            <text:p text:style-name="P1535">D2</text:p>
          </table:table-cell>
          <table:table-cell table:style-name="TableCell1536">
            <text:p text:style-name="P1537">D3</text:p>
          </table:table-cell>
          <table:table-cell table:style-name="TableCell1538">
            <text:p text:style-name="P1539">D4</text:p>
          </table:table-cell>
          <table:table-cell table:style-name="TableCell1540">
            <text:p text:style-name="P1541">D5</text:p>
          </table:table-cell>
          <table:table-cell table:style-name="TableCell1542">
            <text:p text:style-name="P1543">D6</text:p>
          </table:table-cell>
          <table:table-cell table:style-name="TableCell1544">
            <text:p text:style-name="P1545">D7</text:p>
          </table:table-cell>
          <table:table-cell table:style-name="TableCell1546">
            <text:p text:style-name="P1547">D8</text:p>
          </table:table-cell>
          <table:table-cell table:style-name="TableCell1548">
            <text:p text:style-name="P1549">D9</text:p>
          </table:table-cell>
          <table:table-cell table:style-name="TableCell1550">
            <text:p text:style-name="P1551">D10</text:p>
          </table:table-cell>
          <table:table-cell table:style-name="TableCell1552">
            <text:p text:style-name="P1553">D11</text:p>
          </table:table-cell>
          <table:table-cell table:style-name="TableCell1554">
            <text:p text:style-name="P1555">D12</text:p>
          </table:table-cell>
          <table:table-cell table:style-name="TableCell1556">
            <text:p text:style-name="P1557">D13</text:p>
          </table:table-cell>
          <table:table-cell table:style-name="TableCell1558">
            <text:p text:style-name="P155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IPNHMB+TimesNewRoman" svg:font-family="IPNHMB+TimesNewRoman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1.1777in" fo:margin-left="1.1777in" fo:margin-bottom="0.7888in" fo:margin-right="0.7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orena</dc:creator>
    <meta:creation-date>2011-02-26T10:38:00Z</meta:creation-date>
    <dc:date>2011-03-23T21:19:00Z</dc:date>
    <meta:print-date>2011-03-23T00:28:00Z</meta:print-date>
    <meta:template xlink:href="Normal" xlink:type="simple"/>
    <meta:editing-cycles>71</meta:editing-cycles>
    <meta:editing-duration>PT59040S</meta:editing-duration>
    <meta:user-defined meta:name="Info 1"/>
    <meta:user-defined meta:name="Info 2"/>
    <meta:user-defined meta:name="Info 3"/>
    <meta:user-defined meta:name="Info 4"/>
    <meta:document-statistic meta:page-count="6" meta:paragraph-count="13" meta:word-count="1074" meta:character-count="6866" meta:row-count="48" meta:non-whitespace-character-count="5805"/>
  </office:meta>
</office:document-meta>
</file>